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64f18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a6972"/>
    </style:style>
    <style:style style:name="P3" style:family="paragraph" style:parent-style-name="Text_20_body">
      <style:paragraph-properties fo:margin-top="0in" fo:margin-bottom="0.0799in" style:contextual-spacing="false"/>
      <style:text-properties officeooo:paragraph-rsid="001a6972"/>
    </style:style>
    <style:style style:name="P4" style:family="paragraph" style:parent-style-name="Text_20_body">
      <style:paragraph-properties fo:margin-top="0in" fo:margin-bottom="0.0598in" style:contextual-spacing="false"/>
      <style:text-properties officeooo:paragraph-rsid="001a6972"/>
    </style:style>
    <style:style style:name="P5" style:family="paragraph" style:parent-style-name="Text_20_body">
      <style:paragraph-properties fo:margin-top="0in" fo:margin-bottom="0.1201in" style:contextual-spacing="false"/>
      <style:text-properties officeooo:paragraph-rsid="001a6972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64f18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a6972" style:font-style-asian="italic" style:font-weight-asian="bold" style:font-style-complex="italic" style:font-weight-complex="bold"/>
    </style:style>
    <style:style style:name="P11" style:family="paragraph" style:parent-style-name="Heading_20_1">
      <style:paragraph-properties fo:margin-top="0in" fo:margin-bottom="0in" style:contextual-spacing="false" fo:break-before="page"/>
      <style:text-properties officeooo:paragraph-rsid="00164f18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181569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officeooo:paragraph-rsid="001a6972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>
      <style:paragraph-properties fo:margin-top="0in" fo:margin-bottom="0.0598in" style:contextual-spacing="false"/>
      <style:text-properties officeooo:paragraph-rsid="00164f18"/>
    </style:style>
    <style:style style:name="P17" style:family="paragraph" style:parent-style-name="Text_20_body">
      <style:paragraph-properties fo:margin-top="0in" fo:margin-bottom="0.0799in" style:contextual-spacing="false"/>
      <style:text-properties officeooo:paragraph-rsid="00164f1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1a6972"/>
    </style:style>
    <style:style style:name="T1" style:family="text">
      <style:text-properties loext:padding="0in" loext:border="none"/>
    </style:style>
    <style:style style:name="T2" style:family="text">
      <style:text-properties style:font-name="monospace" loext:padding="0in" loext:border="none"/>
    </style:style>
    <style:style style:name="T3" style:family="text">
      <style:text-properties loext:padding="0.0193in" loext:border="0.06pt solid #f7faf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452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e8923" style:font-style-asian="italic" style:font-weight-asian="bold" style:font-style-complex="italic" style:font-weight-complex="bold"/>
    </style:style>
    <style:style style:name="T7" style:family="text">
      <style:text-properties officeooo:rsid="00164f18"/>
    </style:style>
    <style:style style:name="T8" style:family="text">
      <style:text-properties officeooo:rsid="00181569"/>
    </style:style>
    <style:style style:name="T9" style:family="text">
      <style:text-properties officeooo:rsid="001b82d9"/>
    </style:style>
    <style:style style:name="T10" style:family="text">
      <style:text-properties officeooo:rsid="00281ac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965. Find Missing and Repeated Values</text:h>
      <text:p text:style-name="P8">You are given a <text:span text:style-name="Strong_20_Emphasis"><text:span text:style-name="T1">0-indexed</text:span></text:span> 2D integer matrix <text:span text:style-name="Source_20_Text"><text:span text:style-name="T2">grid</text:span></text:span> of size <text:span text:style-name="Source_20_Text"><text:span text:style-name="T3">n * n</text:span></text:span> with values in the range <text:span text:style-name="Source_20_Text"><text:span text:style-name="T3">[1, n</text:span></text:span><text:span text:style-name="Source_20_Text"><text:span text:style-name="T1">2</text:span></text:span><text:span text:style-name="Source_20_Text"><text:span text:style-name="T3">]</text:span></text:span>. Each integer appears <text:span text:style-name="Strong_20_Emphasis"><text:span text:style-name="T1">exactly once</text:span></text:span> except <text:span text:style-name="Source_20_Text"><text:span text:style-name="T3">a</text:span></text:span> which appears <text:span text:style-name="Strong_20_Emphasis"><text:span text:style-name="T1">twice</text:span></text:span> and <text:span text:style-name="Source_20_Text"><text:span text:style-name="T3">b</text:span></text:span> which is <text:span text:style-name="Strong_20_Emphasis"><text:span text:style-name="T1">missing</text:span></text:span>. The task is to find the repeating and missing numbers <text:span text:style-name="Source_20_Text"><text:span text:style-name="T3">a</text:span></text:span> and <text:span text:style-name="Source_20_Text"><text:span text:style-name="T3">b</text:span></text:span>.</text:p>
      <text:p text:style-name="P8">Return <text:span text:style-name="Emphasis"><text:span text:style-name="T1">a </text:span></text:span><text:span text:style-name="Emphasis"><text:span text:style-name="Strong_20_Emphasis"><text:span text:style-name="T1">0-indexed </text:span></text:span></text:span><text:span text:style-name="Emphasis"><text:span text:style-name="T1">integer array </text:span></text:span><text:span text:style-name="Source_20_Text"><text:span text:style-name="T3">ans</text:span></text:span><text:span text:style-name="Emphasis"><text:span text:style-name="T1"> of size </text:span></text:span><text:span text:style-name="Source_20_Text"><text:span text:style-name="T3">2</text:span></text:span><text:span text:style-name="Emphasis"><text:span text:style-name="T1"> where </text:span></text:span><text:span text:style-name="Source_20_Text"><text:span text:style-name="T3">ans[0]</text:span></text:span><text:span text:style-name="Emphasis"><text:span text:style-name="T1"> equals to </text:span></text:span><text:span text:style-name="Source_20_Text"><text:span text:style-name="T3">a</text:span></text:span><text:span text:style-name="Emphasis"><text:span text:style-name="T1"> and </text:span></text:span><text:span text:style-name="Source_20_Text"><text:span text:style-name="T3">ans[1]</text:span></text:span><text:span text:style-name="Emphasis"><text:span text:style-name="T1"> equals to </text:span></text:span><text:span text:style-name="Source_20_Text"><text:span text:style-name="T3">b</text:span></text:span><text:span text:style-name="Emphasis"><text:span text:style-name="T1">.</text:span></text:span></text:p>
      <text:p text:style-name="P8"> </text:p>
      <text:p text:style-name="P8"><text:span text:style-name="Strong_20_Emphasis"><text:span text:style-name="T1">Example 1:</text:span></text:span></text:p>
      <text:p text:style-name="P7"><text:span text:style-name="Strong_20_Emphasis"><text:span text:style-name="T1">Input:</text:span></text:span> grid = [[1,3],[2,2]]</text:p>
      <text:p text:style-name="P7"><text:span text:style-name="Strong_20_Emphasis"><text:span text:style-name="T1">Output:</text:span></text:span> [2,4]</text:p>
      <text:p text:style-name="P6"><text:span text:style-name="Strong_20_Emphasis"><text:span text:style-name="T1">Explanation:</text:span></text:span> Number 2 is repeated and number 4 is missing so the answer is [2,4].</text:p>
      <text:p text:style-name="P8"><text:span text:style-name="Strong_20_Emphasis"><text:span text:style-name="T1">Example 2:</text:span></text:span></text:p>
      <text:p text:style-name="P7"><text:span text:style-name="Strong_20_Emphasis"><text:span text:style-name="T1">Input:</text:span></text:span> grid = [[9,1,7],[8,9,2],[3,4,6]]</text:p>
      <text:p text:style-name="P7"><text:span text:style-name="Strong_20_Emphasis"><text:span text:style-name="T1">Output:</text:span></text:span> [9,5]</text:p>
      <text:p text:style-name="P6"><text:span text:style-name="Strong_20_Emphasis"><text:span text:style-name="T1">Explanation:</text:span></text:span> Number 9 is repeated and number 5 is missing so the answer is [9,5].</text:p>
      <text:p text:style-name="P8"> </text:p>
      <text:p text:style-name="P8"><text:span text:style-name="Strong_20_Emphasis"><text:span text:style-name="T1">Constraints:</text:span></text:span></text:p>
      <text:list text:style-name="L1">
        <text:list-item>
          <text:p text:style-name="P14"><text:span text:style-name="Source_20_Text"><text:span text:style-name="T3">2 &lt;= n == grid.length == grid[i].length &lt;= 50</text:span></text:span></text:p>
        </text:list-item>
        <text:list-item>
          <text:p text:style-name="P14"><text:span text:style-name="Source_20_Text"><text:span text:style-name="T3">1 &lt;= grid[i][j] &lt;= n * n</text:span></text:span></text:p>
        </text:list-item>
        <text:list-item>
          <text:p text:style-name="P14">For all <text:span text:style-name="Source_20_Text"><text:span text:style-name="T3">x</text:span></text:span> that <text:span text:style-name="Source_20_Text"><text:span text:style-name="T3">1 &lt;= x &lt;= n * n</text:span></text:span> there is exactly one <text:span text:style-name="Source_20_Text"><text:span text:style-name="T3">x</text:span></text:span> that is not equal to any of the grid members.</text:p>
        </text:list-item>
        <text:list-item>
          <text:p text:style-name="P14">For all <text:span text:style-name="Source_20_Text"><text:span text:style-name="T3">x</text:span></text:span> that <text:span text:style-name="Source_20_Text"><text:span text:style-name="T3">1 &lt;= x &lt;= n * n</text:span></text:span> there is exactly one <text:span text:style-name="Source_20_Text"><text:span text:style-name="T3">x</text:span></text:span> that is equal to exactly two of the grid members.</text:p>
        </text:list-item>
        <text:list-item>
          <text:p text:style-name="P15">For all <text:span text:style-name="Source_20_Text"><text:span text:style-name="T3">x</text:span></text:span> that <text:span text:style-name="Source_20_Text"><text:span text:style-name="T3">1 &lt;= x &lt;= n * n</text:span></text:span> except two of them there is exatly one pair of <text:span text:style-name="Source_20_Text"><text:span text:style-name="T3">i, j</text:span></text:span> that <text:span text:style-name="Source_20_Text"><text:span text:style-name="T3">0 &lt;= i, j &lt;= n - 1</text:span></text:span> and <text:span text:style-name="Source_20_Text"><text:span text:style-name="T3">grid[i][j] == x</text:span></text:span>.</text:p>
        </text:list-item>
      </text:list>
      <text:p text:style-name="Text_20_body"/>
      <text:h text:style-name="P11" text:outline-level="1">2965. Find Missing and Repeated Values</text:h>
      <text:p text:style-name="P1">/*</text:p>
      <text:p text:style-name="P1"><text:s text:c="4"/><text:span text:style-name="T4">Two passes: Mapping with array</text:span></text:p>
      <text:p text:style-name="P1"><text:s text:c="4"/>Time compl<text:span text:style-name="T7">e</text:span>xity: <draw:frame draw:style-name="fr1" draw:name="Object1" text:anchor-type="as-char" svg:y="-0.2161in" svg:width="0.7689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 text:c="4"/>Space complexity: <draw:frame draw:style-name="fr1" draw:name="Object2" text:anchor-type="as-char" svg:y="-0.2161in" svg:width="0.6398in" svg:height="0.27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*/</text:p>
      <text:p text:style-name="P1">class Solution {</text:p>
      <text:p text:style-name="P1"><text:s text:c="4"/>public:</text:p>
      <text:p text:style-name="P1"><text:s text:c="8"/>std::vector&lt;int&gt; findMissingAndRepeatedValues(std::vector&lt;std::vector&lt;int&gt;&gt;&amp; grid) {</text:p>
      <text:p text:style-name="P1"><text:s text:c="12"/>int n=grid.size();</text:p>
      <text:p text:style-name="P1"/>
      <text:p text:style-name="P1"><text:s text:c="12"/>int m=n*n;</text:p>
      <text:p text:style-name="P1"><text:s text:c="12"/></text:p>
      <text:p text:style-name="P1"><text:s text:c="12"/><text:span text:style-name="T4">// To mark all numbers in the grid as seen</text:span></text:p>
      <text:p text:style-name="P1"><text:s text:c="12"/>std::vector&lt;bool&gt; seen(m+1,false);</text:p>
      <text:p text:style-name="P1"><text:s text:c="12"/></text:p>
      <text:p text:style-name="P1"><text:s text:c="12"/><text:span text:style-name="T4">// Pass #1: look for the number </text:span><text:span text:style-name="T4"><draw:frame draw:style-name="fr1" draw:name="Object6" text:anchor-type="as-char" svg:y="-0.1862in" svg:width="0.2575in" svg:height="0.231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that appears twice</text:span></text:p>
      <text:p text:style-name="P1"><text:s text:c="12"/>int a;</text:p>
      <text:p text:style-name="P1"><text:s text:c="12"/>for(int i=0;i&lt;n;++i){</text:p>
      <text:p text:style-name="P1"><text:s text:c="16"/>for(int j=0;j&lt;n;++j){</text:p>
      <text:p text:style-name="P1"><text:s text:c="20"/>int e=grid[i][j];</text:p>
      <text:p text:style-name="P1"><text:s text:c="20"/>if(seen[e]) a=e; <text:span text:style-name="T4">// </text:span><text:span text:style-name="T4"><draw:frame draw:style-name="fr1" draw:name="Object7" text:anchor-type="as-char" svg:y="-0.1862in" svg:width="0.2575in" svg:height="0.231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<text:s/>is found</text:span></text:p>
      <text:p text:style-name="P1"><text:s text:c="20"/>seen[e]=true;</text:p>
      <text:p text:style-name="P1"><text:s text:c="16"/>}</text:p>
      <text:p text:style-name="P1"><text:s text:c="12"/>}</text:p>
      <text:p text:style-name="P1"/>
      <text:p text:style-name="P1"><text:s text:c="12"/><text:span text:style-name="T4">// Pass #2: look for the number</text:span><text:span text:style-name="T4"><draw:frame draw:style-name="fr1" draw:name="Object8" text:anchor-type="as-char" svg:y="-0.1862in" svg:width="0.2571in" svg:height="0.231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 that does not exist</text:span></text:p>
      <text:p text:style-name="P1"><text:s text:c="12"/>for(int i=<text:span text:style-name="T10">1</text:span>;i&lt;=m;++i){</text:p>
      <text:p text:style-name="P1"><text:s text:c="16"/>if(!seen[i]) b=i;</text:p>
      <text:p text:style-name="P1"><text:s text:c="12"/>}</text:p>
      <text:p text:style-name="P1"/>
      <text:p text:style-name="P1"><text:s text:c="12"/>return {a,b};</text:p>
      <text:p text:style-name="P1"/>
      <text:p text:style-name="P1"><text:s text:c="8"/>}</text:p>
      <text:p text:style-name="P1">};</text:p>
      <text:h text:style-name="P12" text:outline-level="1">2965. Find Missing and Repeated Values</text:h>
      <text:p text:style-name="P1">/*</text:p>
      <text:p text:style-name="P1"><text:s text:c="4"/><text:span text:style-name="T4">One pass: Mapping with array+Math</text:span></text:p>
      <text:p text:style-name="P1"><text:s text:c="4"/>Time compl<text:span text:style-name="T8">e</text:span>xity: <draw:frame draw:style-name="fr1" draw:name="Object3" text:anchor-type="as-char" svg:y="-0.2161in" svg:width="0.7661in" svg:height="0.276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 text:c="4"/>Space complexity: <draw:frame draw:style-name="fr1" draw:name="Object4" text:anchor-type="as-char" svg:y="-0.2161in" svg:width="0.6398in" svg:height="0.276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*/</text:p>
      <text:p text:style-name="P1">class Solution {</text:p>
      <text:p text:style-name="P1"><text:s text:c="4"/>public:</text:p>
      <text:p text:style-name="P1"><text:s text:c="8"/>std::vector&lt;int&gt; findMissingAndRepeatedValues(std::vector&lt;std::vector&lt;int&gt;&gt;&amp; grid) {</text:p>
      <text:p text:style-name="P1"><text:s text:c="12"/>int n=grid.size();</text:p>
      <text:p text:style-name="P16"><text:s text:c="12"/>int m=n*n; <text:s text:c="11"/></text:p>
      <text:p text:style-name="P1"><text:s text:c="12"/><text:span text:style-name="T4">// </text:span><text:span text:style-name="T4"><draw:frame draw:style-name="fr1" draw:name="Object9" text:anchor-type="as-char" svg:y="-0.3228in" svg:width="1.8583in" svg:height="0.507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 text:c="12"/>int sm=m*(m+1)/2;</text:p>
      <text:p text:style-name="P1"><text:s text:c="12"/><text:span text:style-name="T4">// To mark all numbers in the grid as seen</text:span></text:p>
      <text:p text:style-name="P17"><text:s text:c="12"/>std::vector&lt;bool&gt; seen(m+1,false);</text:p>
      <text:p text:style-name="P1"><text:s text:c="12"/><text:span text:style-name="T4">// Pass #1: look for the number </text:span><text:span text:style-name="T4"><draw:frame draw:style-name="fr1" draw:name="Object12" text:anchor-type="as-char" svg:y="-0.1862in" svg:width="0.2575in" svg:height="0.2311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/>that appears twice</text:span></text:p>
      <text:p text:style-name="P9"><text:s text:c="12"/>// and compute <draw:frame draw:style-name="fr1" draw:name="Object13" text:anchor-type="as-char" svg:y="-0.352in" svg:width="1.9535in" svg:height="0.5634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<text:s text:c="12"/>int sg=0,a;</text:p>
      <text:p text:style-name="P1"><text:s text:c="12"/>for(int i=0;i&lt;n;++i){</text:p>
      <text:p text:style-name="P1"><text:s text:c="16"/>for(int j=0;j&lt;n;++j){</text:p>
      <text:p text:style-name="P1"><text:s text:c="20"/>int e=grid[i][j];</text:p>
      <text:p text:style-name="P1"><text:s text:c="20"/>sg+=e;</text:p>
      <text:p text:style-name="P1"><text:s text:c="20"/>if(seen[e]) a=e;<text:span text:style-name="T4"> // </text:span><text:span text:style-name="T4"><draw:frame draw:style-name="fr1" draw:name="Object14" text:anchor-type="as-char" svg:y="-0.1862in" svg:width="0.2575in" svg:height="0.2311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s/>is found</text:span></text:p>
      <text:p text:style-name="P1"><text:s text:c="20"/>seen[e]=true;</text:p>
      <text:p text:style-name="P1"><text:s text:c="16"/>}</text:p>
      <text:p text:style-name="P1"><text:s text:c="12"/>}</text:p>
      <text:p text:style-name="P1"/>
      <text:p text:style-name="P2"><text:s text:c="12"/><text:span text:style-name="T4">// </text:span><text:span text:style-name="T4"><draw:frame draw:style-name="fr1" draw:name="Object10" text:anchor-type="as-char" svg:y="-0.1862in" svg:width="1.328in" svg:height="0.2311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"><text:span text:style-name="T4"><text:tab/>// </text:span><text:span text:style-name="T6">so,</text:span><text:span text:style-name="T4"> </text:span><text:span text:style-name="T4"><draw:frame draw:style-name="fr1" draw:name="Object11" text:anchor-type="as-char" svg:y="-0.1862in" svg:width="1.328in" svg:height="0.2311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 text:c="12"/>return {a,a+sm-sg};</text:p>
      <text:p text:style-name="P1"/>
      <text:p text:style-name="P1"><text:s text:c="8"/>}</text:p>
      <text:p text:style-name="P1">};</text:p>
      <text:h text:style-name="P13" text:outline-level="1">2965. Find Missing and Repeated Values</text:h>
      <text:p text:style-name="P2">/*</text:p>
      <text:p text:style-name="P10"><text:s text:c="4"/>One pass: Math</text:p>
      <text:p text:style-name="P2"><text:s text:c="4"/>Time compelxity: <draw:frame draw:style-name="fr1" draw:name="Object5" text:anchor-type="as-char" svg:y="-0.2161in" svg:width="0.6398in" svg:height="0.276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text:s text:c="4"/>Space complexity: O(1)</text:p>
      <text:p text:style-name="P2">*/</text:p>
      <text:p text:style-name="P2">typedef long long ll;</text:p>
      <text:p text:style-name="P2">class Solution {</text:p>
      <text:p text:style-name="P2"><text:s text:c="4"/>public:</text:p>
      <text:p text:style-name="P2"><text:s text:c="8"/>std::vector&lt;int&gt; findMissingAndRepeatedValues(std::vector&lt;std::vector&lt;int&gt;&gt;&amp; grid) {</text:p>
      <text:p text:style-name="P3"><text:s text:c="12"/>int n=grid.size();</text:p>
      <text:p text:style-name="P3"><text:s text:c="12"/>ll m=n*n;</text:p>
      <text:p text:style-name="P2"><text:s text:c="10"/><text:span text:style-name="T4"><text:s text:c="2"/>// </text:span><text:span text:style-name="T4"><draw:frame draw:style-name="fr1" draw:name="Object15" text:anchor-type="as-char" svg:y="-0.3228in" svg:width="1.8583in" svg:height="0.5075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5"><text:s text:c="12"/>ll sm=m*(m+1)/2;</text:p>
      <text:p text:style-name="P10"><text:s text:c="12"/>// <draw:frame draw:style-name="fr1" draw:name="Object16" text:anchor-type="as-char" svg:y="-0.352in" svg:width="2.7835in" svg:height="0.563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><text:s text:c="12"/>ll sm2=(m*(m+1)*(2*m+1))/6;</text:p>
      <text:p text:style-name="P10"><text:s text:c="12"/>// Compute <draw:frame draw:style-name="fr1" draw:name="Object17" text:anchor-type="as-char" svg:y="-0.352in" svg:width="1.9535in" svg:height="0.563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, <draw:frame draw:style-name="fr1" draw:name="Object18" text:anchor-type="as-char" svg:y="-0.352in" svg:width="2.2453in" svg:height="0.5634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"><text:s text:c="12"/>ll sg=0,sg2=0;</text:p>
      <text:p text:style-name="P2"><text:s text:c="12"/>for(int i=0;i&lt;n;++i){</text:p>
      <text:p text:style-name="P2"><text:s text:c="16"/>for(int j=0;j&lt;n;++j){</text:p>
      <text:p text:style-name="P2"><text:s text:c="20"/>int e=grid[i][j];</text:p>
      <text:p text:style-name="P2"><text:s text:c="20"/>sg+=e;</text:p>
      <text:p text:style-name="P2"><text:s text:c="20"/>sg2+=e*e;</text:p>
      <text:p text:style-name="P2"><text:s text:c="16"/>}</text:p>
      <text:p text:style-name="P4"><text:s text:c="12"/>} <text:s text:c="11"/></text:p>
      <text:p text:style-name="P2"><text:s text:c="12"/><text:span text:style-name="T4">// Solve the equation system:</text:span></text:p>
      <text:p text:style-name="P3"><text:s text:c="12"/><text:span text:style-name="T4">//</text:span> <draw:frame draw:style-name="fr1" draw:name="Object19" text:anchor-type="as-char" svg:y="-0.302in" svg:width="1.6665in" svg:height="0.5846in" draw:z-index="15"><draw:object xlink:href="./Object 19" xlink:type="simple" xlink:show="embed" xlink:actuate="onLoad"/><draw:image xlink:href="./ObjectReplacements/Object 19" xlink:type="simple" xlink:show="embed" xlink:actuate="onLoad"/></draw:frame><text:s text:c="4"/></text:p>
      <text:p text:style-name="P2"><text:s text:c="12"/>int s=sg-sm;</text:p>
      <text:p text:style-name="P2"><text:s text:c="12"/>int b=(sg2-sm2-s*s)/(2*s);</text:p>
      <text:p text:style-name="P2"><text:s text:c="12"/>int a=s+b;</text:p>
      <text:p text:style-name="P2"><text:s text:c="12"/>return {a,b};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6:31:51.231159897</meta:creation-date>
    <dc:date>2025-03-06T22:08:24.706248342</dc:date>
    <meta:editing-duration>PT31M57S</meta:editing-duration>
    <meta:editing-cycles>16</meta:editing-cycles>
    <meta:generator>LibreOffice/24.2.7.2$Linux_X86_64 LibreOffice_project/420$Build-2</meta:generator>
    <meta:document-statistic meta:table-count="0" meta:image-count="0" meta:object-count="19" meta:page-count="4" meta:paragraph-count="113" meta:word-count="466" meta:character-count="3661" meta:non-whitespace-character-count="2344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3</mn>
            <msup>
              <mi>n</mi>
              <mn>2</mn>
            </msup>
          </mrow>
        </mrow>
        <mo fence="true" form="postfix" stretchy="false">)</mo>
      </mrow>
    </mrow>
    <annotation encoding="StarMath 5.0">O(3n^2)</annotation>
  </semantics>
</math>
</file>

<file path=Object 10/content.xml><?xml version="1.0" encoding="utf-8"?>
<math xmlns="http://www.w3.org/1998/Math/MathML" display="block">
  <semantics>
    <mstyle mathvariant="bold-italic">
      <mrow>
        <mi mathvariant="italic">sg</mi>
        <mo stretchy="false">=</mo>
        <mrow>
          <mi mathvariant="italic">sm</mi>
          <mo stretchy="false">+</mo>
          <mi>a</mi>
          <mo stretchy="false">−</mo>
          <mi>b</mi>
        </mrow>
      </mrow>
    </mstyle>
    <annotation encoding="StarMath 5.0">bold italic {sg=sm+a-b}</annotation>
  </semantics>
</math>
</file>

<file path=Object 11/content.xml><?xml version="1.0" encoding="utf-8"?>
<math xmlns="http://www.w3.org/1998/Math/MathML" display="block">
  <semantics>
    <mstyle mathvariant="bold-italic">
      <mrow>
        <mi>b</mi>
        <mo stretchy="false">=</mo>
        <mrow>
          <mi>a</mi>
          <mo stretchy="false">+</mo>
          <mi mathvariant="italic">sm</mi>
          <mo stretchy="false">−</mo>
          <mi mathvariant="italic">sg</mi>
        </mrow>
      </mrow>
    </mstyle>
    <annotation encoding="StarMath 5.0">bold italic {b=a+sm-sg}</annotation>
  </semantics>
</math>
</file>

<file path=Object 12/content.xml><?xml version="1.0" encoding="utf-8"?>
<math xmlns="http://www.w3.org/1998/Math/MathML" display="block">
  <semantics>
    <mstyle mathvariant="bold-italic">
      <mi>a</mi>
    </mstyle>
    <annotation encoding="StarMath 5.0">bold italic a</annotation>
  </semantics>
</math>
</file>

<file path=Object 13/content.xml><?xml version="1.0" encoding="utf-8"?>
<math xmlns="http://www.w3.org/1998/Math/MathML" display="block">
  <semantics>
    <mstyle mathvariant="bold-italic">
      <mrow>
        <mrow>
          <mi mathvariant="italic">sg</mi>
          <mo stretchy="false">=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i mathvariant="italic">grid</mi>
            </mrow>
          </mrow>
        </mrow>
        <mrow>
          <mo fence="true" form="prefix" stretchy="false">[</mo>
          <mrow>
            <mi>i</mi>
          </mrow>
          <mo fence="true" form="postfix" stretchy="false">]</mo>
        </mrow>
        <mrow>
          <mo fence="true" form="prefix" stretchy="false">[</mo>
          <mrow>
            <mi>j</mi>
          </mrow>
          <mo fence="true" form="postfix" stretchy="false">]</mo>
        </mrow>
      </mrow>
    </mstyle>
    <annotation encoding="StarMath 5.0">bold italic {sg=sum from{i=0} to{n} sum from{j=0} to{n}grid[i][j] }</annotation>
  </semantics>
</math>
</file>

<file path=Object 14/content.xml><?xml version="1.0" encoding="utf-8"?>
<math xmlns="http://www.w3.org/1998/Math/MathML" display="block">
  <semantics>
    <mstyle mathvariant="bold-italic">
      <mi>a</mi>
    </mstyle>
    <annotation encoding="StarMath 5.0">bold italic a</annotation>
  </semantics>
</math>
</file>

<file path=Object 15/content.xml><?xml version="1.0" encoding="utf-8"?>
<math xmlns="http://www.w3.org/1998/Math/MathML" display="block">
  <semantics>
    <mstyle mathvariant="bold-italic">
      <mrow>
        <mi mathvariant="italic">sm</mi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i</mi>
        </mrow>
        <mo stretchy="false">=</mo>
        <mfrac>
          <mrow>
            <mi>m</mi>
            <mrow>
              <mo fence="true" form="prefix" stretchy="false">(</mo>
              <mrow>
                <mrow>
                  <mi>m</mi>
                  <mo stretchy="false">+</mo>
                  <mn>1</mn>
                </mrow>
              </mrow>
              <mo fence="true" form="postfix" stretchy="false">)</mo>
            </mrow>
          </mrow>
          <mrow>
            <mtext>     </mtext>
            <mn>2</mn>
          </mrow>
        </mfrac>
      </mrow>
    </mstyle>
    <annotation encoding="StarMath 5.0">bold italic {sm=sum from{i=1} to{m} i={m(m+1)} over {"     "2}}</annotation>
  </semantics>
</math>
</file>

<file path=Object 16/content.xml><?xml version="1.0" encoding="utf-8"?>
<math xmlns="http://www.w3.org/1998/Math/MathML" display="block">
  <semantics>
    <mstyle mathvariant="bold-italic">
      <mrow>
        <msub>
          <mi mathvariant="italic">sm</mi>
          <mn>2</mn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i>i</mi>
            <mn>2</mn>
          </msup>
        </mrow>
        <mo stretchy="false">=</mo>
        <mfrac>
          <mrow>
            <mi>m</mi>
            <mrow>
              <mo fence="true" form="prefix" stretchy="false">(</mo>
              <mrow>
                <mrow>
                  <mi>m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</mn>
                  <mrow>
                    <mi>m</mi>
                    <mo stretchy="false">+</mo>
                    <mn>1</mn>
                  </mrow>
                </mrow>
              </mrow>
              <mo fence="true" form="postfix" stretchy="false">)</mo>
            </mrow>
          </mrow>
          <mrow>
            <mtext>          </mtext>
            <mn>6</mn>
          </mrow>
        </mfrac>
      </mrow>
    </mstyle>
    <annotation encoding="StarMath 5.0">bold italic {sm_2=sum from{i=1} to{m} i^2={m(m+1)(2m+1)} over {"          "6}}</annotation>
  </semantics>
</math>
</file>

<file path=Object 17/content.xml><?xml version="1.0" encoding="utf-8"?>
<math xmlns="http://www.w3.org/1998/Math/MathML" display="block">
  <semantics>
    <mstyle mathvariant="bold-italic">
      <mrow>
        <mrow>
          <mi mathvariant="italic">sg</mi>
          <mo stretchy="false">=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i mathvariant="italic">grid</mi>
            </mrow>
          </mrow>
        </mrow>
        <mrow>
          <mo fence="true" form="prefix" stretchy="false">[</mo>
          <mrow>
            <mi>i</mi>
          </mrow>
          <mo fence="true" form="postfix" stretchy="false">]</mo>
        </mrow>
        <mrow>
          <mo fence="true" form="prefix" stretchy="false">[</mo>
          <mrow>
            <mi>j</mi>
          </mrow>
          <mo fence="true" form="postfix" stretchy="false">]</mo>
        </mrow>
      </mrow>
    </mstyle>
    <annotation encoding="StarMath 5.0">bold italic {sg=sum from{i=0} to{n} sum from{j=0} to{n}grid[i][j] }</annotation>
  </semantics>
</math>
</file>

<file path=Object 18/content.xml><?xml version="1.0" encoding="utf-8"?>
<math xmlns="http://www.w3.org/1998/Math/MathML" display="block">
  <semantics>
    <mstyle mathvariant="bold-italic">
      <mrow>
        <msub>
          <mi mathvariant="italic">sg</mi>
          <mn>2</mn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i mathvariant="italic">grid</mi>
                    <mrow>
                      <mo fence="true" form="prefix" stretchy="false">[</mo>
                      <mrow>
                        <mi>i</mi>
                      </mrow>
                      <mo fence="true" form="postfix" stretchy="false">]</mo>
                    </mrow>
                    <mrow>
                      <mo fence="true" form="prefix" stretchy="false">[</mo>
                      <mrow>
                        <mi>j</mi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  <mn>2</mn>
            </msup>
          </mrow>
        </mrow>
      </mrow>
    </mstyle>
    <annotation encoding="StarMath 5.0">bold italic {sg_2=sum from{i=0} to{n} sum from{j=0} to{n} (grid[i][j])^2 }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 mathvariant="italic">sg</mi>
                  <mo stretchy="false">−</mo>
                  <mi mathvariant="italic">sm</mi>
                </mrow>
                <mo stretchy="false">=</mo>
                <mrow>
                  <mi>a</mi>
                  <mo stretchy="false">−</mo>
                  <mi>b</mi>
                </mrow>
              </mrow>
            </mtd>
          </mtr>
          <mtr>
            <mtd>
              <mrow>
                <msub>
                  <mi mathvariant="italic">sg</mi>
                  <mn>2</mn>
                </msub>
                <mo stretchy="false">−</mo>
                <msub>
                  <mi mathvariant="italic">sm</mi>
                  <mn>2</mn>
                </msub>
                <mo stretchy="false">−</mo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td>
          </mtr>
        </mtable>
      </mrow>
    </mrow>
    <annotation encoding="StarMath 5.0">left lbrace stack{ sg-sm=a-b # sg_2-sm_2-a^2-b^2} right none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2</mn>
            <msup>
              <mi>n</mi>
              <mn>2</mn>
            </msup>
          </mrow>
        </mrow>
        <mo fence="true" form="postfix" stretchy="false">)</mo>
      </mrow>
    </mrow>
    <annotation encoding="StarMath 5.0">O(2n^2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6/content.xml><?xml version="1.0" encoding="utf-8"?>
<math xmlns="http://www.w3.org/1998/Math/MathML" display="block">
  <semantics>
    <mstyle mathvariant="bold-italic">
      <mi>a</mi>
    </mstyle>
    <annotation encoding="StarMath 5.0">bold italic a</annotation>
  </semantics>
</math>
</file>

<file path=Object 7/content.xml><?xml version="1.0" encoding="utf-8"?>
<math xmlns="http://www.w3.org/1998/Math/MathML" display="block">
  <semantics>
    <mstyle mathvariant="bold-italic">
      <mi>a</mi>
    </mstyle>
    <annotation encoding="StarMath 5.0">bold italic a</annotation>
  </semantics>
</math>
</file>

<file path=Object 8/content.xml><?xml version="1.0" encoding="utf-8"?>
<math xmlns="http://www.w3.org/1998/Math/MathML" display="block">
  <semantics>
    <mstyle mathvariant="bold-italic">
      <mi>b</mi>
    </mstyle>
    <annotation encoding="StarMath 5.0">bold italic b</annotation>
  </semantics>
</math>
</file>

<file path=Object 9/content.xml><?xml version="1.0" encoding="utf-8"?>
<math xmlns="http://www.w3.org/1998/Math/MathML" display="block">
  <semantics>
    <mstyle mathvariant="bold-italic">
      <mrow>
        <mi mathvariant="italic">sm</mi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i</mi>
        </mrow>
        <mo stretchy="false">=</mo>
        <mfrac>
          <mrow>
            <mi>m</mi>
            <mrow>
              <mo fence="true" form="prefix" stretchy="false">(</mo>
              <mrow>
                <mrow>
                  <mi>m</mi>
                  <mo stretchy="false">+</mo>
                  <mn>1</mn>
                </mrow>
              </mrow>
              <mo fence="true" form="postfix" stretchy="false">)</mo>
            </mrow>
          </mrow>
          <mrow>
            <mtext>     </mtext>
            <mn>2</mn>
          </mrow>
        </mfrac>
      </mrow>
    </mstyle>
    <annotation encoding="StarMath 5.0">bold italic {sm=sum from{i=1} to{m} i={m(m+1)} over {"     "2}}</annotation>
  </semantics>
</math>
</file>